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7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EREZ CHANCO, FREDI GREGOR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972143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AÑETE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445604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EREZ CHANCO FREDI GREGOR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972143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445604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8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7/12/2021</text:p>
          </table:table-cell>
          <table:table-cell table:style-name="Tabla2.A3" office:value-type="string">
            <text:p text:style-name="P22">5324138</text:p>
          </table:table-cell>
          <table:table-cell table:style-name="Tabla2.D3" office:value-type="string">
            <text:p text:style-name="P23">6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5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7T22:59:3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